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5BD3F1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Individual Contributor License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text:soft-page-break/>(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text:soft-page-break/>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text:soft-page-break/>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text:p text:style-name="P5"><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License Agreement (HA-CLA-I)<text:tab/><text:tab/><text:page-number text:select-page="current">4</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2-03-11T12:40:16</dc:date>
    <meta:editing-duration>PT55M18S</meta:editing-duration>
    <meta:editing-cycles>23</meta:editing-cycles>
    <meta:generator>LibreOffice/3.4$Unix LibreOffice_project/340m1$Build-402</meta:generator>
    <dc:creator>Allison Randal</dc:creator>
    <meta:document-statistic meta:table-count="0" meta:image-count="1" meta:object-count="0" meta:page-count="4" meta:paragraph-count="58" meta:word-count="1600" meta:character-count="10115" meta:non-whitespace-character-count="8498"/>
  </office:meta>
</office:document-meta>
</file>